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4" style:family="paragraph" style:parent-style-name="Standard">
      <style:paragraph-properties fo:margin-left="0in" fo:margin-right="0in" fo:text-align="start" style:justify-single-word="false" fo:widows="1" fo:text-indent="0in" style:auto-text-indent="false"/>
    </style:style>
    <style:style style:name="P5" style:family="paragraph" style:parent-style-name="Standard">
      <style:paragraph-properties fo:margin-left="0in" fo:margin-right="0in" fo:margin-top="0.0311in" fo:margin-bottom="0in" fo:text-align="start" style:justify-single-word="false" fo:widows="1" fo:text-indent="0in" style:auto-text-indent="false"/>
      <style:text-properties fo:font-variant="normal" fo:text-transform="none" fo:color="#353833" style:font-name="Arial1" fo:font-size="9.75pt" fo:letter-spacing="normal" fo:font-style="normal" fo:font-weight="normal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6a3e3e"/>
    </style:style>
    <style:style style:name="T5" style:family="text">
      <style:text-properties fo:color="#6a3e3e" style:text-underline-style="solid" style:text-underline-width="auto" style:text-underline-color="font-color"/>
    </style:style>
    <style:style style:name="T6" style:family="text">
      <style:text-properties fo:color="#2a00ff"/>
    </style:style>
    <style:style style:name="T7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3f7f5f"/>
    </style:style>
    <style:style style:name="T9" style:family="text">
      <style:text-properties fo:color="#7f9fbf" fo:font-weight="bold" style:font-weight-asian="bold" style:font-weight-complex="bold"/>
    </style:style>
    <style:style style:name="T10" style:family="text">
      <style:text-properties fo:font-variant="normal" fo:text-transform="none" fo:color="#353833" fo:letter-spacing="normal" fo:font-style="normal" fo:font-weight="normal"/>
    </style:style>
    <style:style style:name="T11" style:family="text">
      <style:text-properties fo:font-variant="normal" fo:text-transform="none" fo:color="#4c6b87" style:text-line-through-style="none" fo:letter-spacing="normal" fo:font-style="normal" style:text-underline-style="none" fo:font-weight="bold" style:text-blinking="false"/>
    </style:style>
    <style:style style:name="T12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guru99.com/all-about-excel-in-selenium-poi-jxl.html" text:style-name="Internet_20_link" text:visited-style-name="Visited_20_Internet_20_Link">http://www.guru99.com/all-about-excel-in-selenium-poi-jxl.html</text:a></text:p>
      <text:p text:style-name="Standard"/>
      <text:p text:style-name="P4"><text:a xlink:type="simple" xlink:href="https://poi.apache.org/apidocs/org/apache/poi/hssf/usermodel/HSSFRow.html#getLastCellNum()" text:style-name="Internet_20_link" text:visited-style-name="Visited_20_Internet_20_Link"><text:span text:style-name="Source_20_Text"><text:span text:style-name="Strong_20_Emphasis"><text:span text:style-name="T11">getLastCellNum</text:span></text:span></text:span></text:a><text:span text:style-name="Source_20_Text"><text:span text:style-name="T10">()</text:span></text:span></text:p>
      <text:p text:style-name="P5">Gets the index of the last cell contained in this row <text:span text:style-name="T12">PLUS ONE</text:span>.</text:p>
      <text:p text:style-name="Standard"/>
      <text:p text:style-name="Standard"/>
      <text:p text:style-name="Standard"/>
      <text:p text:style-name="P1"><text:span text:style-name="T1"><text:s/></text:span><text:span text:style-name="T3">try</text:span><text:span text:style-name="T1"> {</text:span></text:p>
      <text:p text:style-name="P1"><text:span text:style-name="T1"><text:tab/><text:tab/>FileInputStream </text:span><text:span text:style-name="T4">inputStream</text:span><text:span text:style-name="T1"> = </text:span><text:span text:style-name="T3">new</text:span><text:span text:style-name="T1"> FileInputStream(</text:span><text:span text:style-name="T6">"xls.xls"</text:span><text:span text:style-name="T1">);</text:span></text:p>
      <text:p text:style-name="P1"><text:span text:style-name="T1"><text:tab/><text:tab/>Workbook </text:span><text:span text:style-name="T5">workbook</text:span><text:span text:style-name="T1"> = </text:span><text:span text:style-name="T3">new</text:span><text:span text:style-name="T1"> HSSFWorkbook(</text:span><text:span text:style-name="T4">inputStream</text:span><text:span text:style-name="T1">);</text:span></text:p>
      <text:p text:style-name="P1"><text:span text:style-name="T1"><text:tab/><text:tab/>Sheet </text:span><text:span text:style-name="T4">sheet</text:span><text:span text:style-name="T1"> = </text:span><text:span text:style-name="T4">workbook</text:span><text:span text:style-name="T1">.getSheet(</text:span><text:span text:style-name="T6">"Sheet1"</text:span><text:span text:style-name="T1">);</text:span></text:p>
      <text:p text:style-name="P1"><text:span text:style-name="T1"><text:tab/><text:tab/></text:span></text:p>
      <text:p text:style-name="P2"><text:tab/><text:tab/></text:p>
      <text:p text:style-name="P1"><text:span text:style-name="T1"><text:tab/><text:tab/></text:span><text:span text:style-name="T3">for</text:span><text:span text:style-name="T1">(</text:span><text:span text:style-name="T3">int</text:span><text:span text:style-name="T1"> </text:span><text:span text:style-name="T4">i</text:span><text:span text:style-name="T1">=0;</text:span><text:span text:style-name="T4">i</text:span><text:span text:style-name="T1">&lt;sheet.getLastRowNum();</text:span><text:span text:style-name="T4">i</text:span><text:span text:style-name="T1">++){</text:span></text:p>
      <text:p text:style-name="P1"><text:span text:style-name="T1"><text:tab/><text:tab/><text:tab/>Row </text:span><text:span text:style-name="T4">row</text:span><text:span text:style-name="T1"> = </text:span><text:span text:style-name="T4">sheet</text:span><text:span text:style-name="T1">.getRow(</text:span><text:span text:style-name="T4">i</text:span><text:span text:style-name="T1">);</text:span></text:p>
      <text:p text:style-name="P1"><text:span text:style-name="T1"/></text:p>
      <text:p text:style-name="P1"><text:span text:style-name="T1"><text:tab/><text:tab/><text:tab/></text:span><text:span text:style-name="T3">for</text:span><text:span text:style-name="T1">(</text:span><text:span text:style-name="T3">int</text:span><text:span text:style-name="T1"> </text:span><text:span text:style-name="T4">j</text:span><text:span text:style-name="T1">=0;</text:span><text:span text:style-name="T4">j</text:span><text:span text:style-name="T1">&lt;</text:span><text:span text:style-name="T4">row</text:span><text:span text:style-name="T1">.getLastCellNum();</text:span><text:span text:style-name="T4">j</text:span><text:span text:style-name="T1">++) {</text:span></text:p>
      <text:p text:style-name="P1"><text:span text:style-name="T1"><text:tab/><text:tab/><text:tab/><text:tab/>System.</text:span><text:span text:style-name="T7">out</text:span><text:span text:style-name="T1">.print(</text:span><text:span text:style-name="T4">row</text:span><text:span text:style-name="T1">.getCell(</text:span><text:span text:style-name="T4">j</text:span><text:span text:style-name="T1">).getStringCellValue());</text:span></text:p>
      <text:p text:style-name="P2"><text:tab/><text:tab/><text:tab/>}</text:p>
      <text:p text:style-name="P2"><text:tab/><text:tab/>}</text:p>
      <text:p text:style-name="P2"><text:tab/><text:tab/></text:p>
      <text:p text:style-name="P1"><text:span text:style-name="T1"><text:tab/>} </text:span><text:span text:style-name="T3">catch</text:span><text:span text:style-name="T1"> (FileNotFoundException </text:span><text:span text:style-name="T4">e</text:span><text:span text:style-name="T1">) {</text:span></text:p>
      <text:p text:style-name="P1"><text:span text:style-name="T1"><text:tab/><text:tab/></text:span><text:span text:style-name="T8">// </text:span><text:span text:style-name="T9">TODO</text:span><text:span text:style-name="T8"> Auto-generated catch block</text:span></text:p>
      <text:p text:style-name="P1"><text:span text:style-name="T1"><text:tab/><text:tab/></text:span><text:span text:style-name="T4">e</text:span><text:span text:style-name="T1">.printStackTrace();</text:span></text:p>
      <text:p text:style-name="P2"><text:tab/>}</text:p>
      <text:p text:style-name="P1"><text:span text:style-name="T1"><text:tab/> <text:s/></text:span><text:span text:style-name="T3">catch</text:span><text:span text:style-name="T1"> (Exception </text:span><text:span text:style-name="T4">e</text:span><text:span text:style-name="T1">){</text:span></text:p>
      <text:p text:style-name="P1"><text:span text:style-name="T1"><text:tab/><text:tab/> <text:s/></text:span><text:span text:style-name="T4">e</text:span><text:span text:style-name="T1">.printStackTrace();</text:span></text:p>
      <text:p text:style-name="P3"><text:span text:style-name="T2"><text:tab/> <text:s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38S</meta:editing-duration>
    <meta:editing-cycles>7</meta:editing-cycles>
    <meta:generator>OpenOffice/4.1.1$Win32 OpenOffice.org_project/411m6$Build-9775</meta:generator>
    <dc:date>2016-01-14T15:26:34.26</dc:date>
    <meta:document-statistic meta:table-count="0" meta:image-count="0" meta:object-count="0" meta:page-count="1" meta:paragraph-count="23" meta:word-count="60" meta:character-count="640"/>
    <meta:user-defined meta:name="Info 1"/>
    <meta:user-defined meta:name="Info 2"/>
    <meta:user-defined meta:name="Info 3"/>
    <meta:user-defined meta:name="Info 4"/>
  </office:meta>
</office:document-meta>
</file>